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  <style:style style:name="P11" style:parent-style-name="Listenabsatz" style:list-style-name="LFO1" style:family="paragraph"/>
    <style:style style:name="P12" style:parent-style-name="Listenabsatz" style:list-style-name="LFO1" style:family="paragraph"/>
    <style:style style:name="P13" style:parent-style-name="Listenabsatz" style:list-style-name="LFO1" style:family="paragraph"/>
    <style:style style:name="P14" style:parent-style-name="Listenabsatz" style:list-style-name="LFO1" style:family="paragraph"/>
    <style:style style:name="P15" style:parent-style-name="Listenabsatz" style:list-style-name="LFO1" style:family="paragraph"/>
    <style:style style:name="P16" style:parent-style-name="Listenabsatz" style:list-style-name="LFO1" style:family="paragraph"/>
    <style:style style:name="P17" style:parent-style-name="Listenabsatz" style:list-style-name="LFO1" style:family="paragraph"/>
  </office:automatic-styles>
  <office:body>
    <office:text text:use-soft-page-breaks="true">
      <text:p text:style-name="P1">Anleitung:</text:p>
      <text:list text:style-name="LFO1" text:continue-numbering="true">
        <text:list-item>
          <text:p text:style-name="P2">Spielablauf:</text:p>
        </text:list-item>
        <text:list-item>
          <text:p text:style-name="P3">Spielstart:</text:p>
        </text:list-item>
      </text:list>
      <text:p text:style-name="Standard"/>
      <text:p text:style-name="Standard">Kategorien:</text:p>
      <text:list text:style-name="LFO1" text:continue-numbering="true">
        <text:list-item>
          <text:p text:style-name="P4">Zufall (kostenlos):</text:p>
        </text:list-item>
        <text:list-item>
          <text:p text:style-name="P5">Technik:</text:p>
        </text:list-item>
        <text:list-item>
          <text:p text:style-name="P6">Unnützes Wissen</text:p>
        </text:list-item>
        <text:list-item>
          <text:p text:style-name="P7">18+</text:p>
        </text:list-item>
        <text:list-item>
          <text:p text:style-name="P8">Geographie</text:p>
        </text:list-item>
        <text:list-item>
          <text:p text:style-name="P9">Musik</text:p>
        </text:list-item>
        <text:list-item>
          <text:p text:style-name="P10">Geschichte</text:p>
        </text:list-item>
        <text:list-item>
          <text:p text:style-name="P11">Natur</text:p>
        </text:list-item>
        <text:list-item>
          <text:p text:style-name="P12">Weltall</text:p>
        </text:list-item>
        <text:list-item>
          <text:p text:style-name="P13">Google</text:p>
        </text:list-item>
        <text:list-item>
          <text:p text:style-name="P14">Sport</text:p>
        </text:list-item>
        <text:list-item>
          <text:p text:style-name="P15">Medien &amp; Unterhaltung</text:p>
        </text:list-item>
        <text:list-item>
          <text:p text:style-name="P16">Mensch</text:p>
        </text:list-item>
        <text:list-item>
          <text:p text:style-name="P17">Preise</text:p>
        </text:list-item>
      </text:list>
      <text:p text:style-name="Standard"/>
      <text:p text:style-name="Standard">Gamestart Text:</text:p>
      <text:p text:style-name="Standard"/>
      <text:p text:style-name="Standard">Gameend Text:</text:p>
      <text:p text:style-name="Standard"/>
      <text:p text:style-name="Standard">Shop (Einzelne kategorien):</text:p>
      <text:p text:style-name="Standard"/>
      <text:p text:style-name="Standard">Shop (Vollversion):</text:p>
      <text:p text:style-name="Standard"/>
      <text:p text:style-name="Standard">Shop (Bundles)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on Kamke</meta:initial-creator>
    <dc:creator>Leon Kamke</dc:creator>
    <meta:creation-date>2022-10-18T13:10:00Z</meta:creation-date>
    <dc:date>2022-10-18T13:17:00Z</dc:date>
    <meta:template xlink:href="Normal.dotm" xlink:type="simple"/>
    <meta:editing-cycles>1</meta:editing-cycles>
    <meta:editing-duration>PT0S</meta:editing-duration>
    <meta:document-statistic meta:page-count="1" meta:paragraph-count="1" meta:word-count="39" meta:character-count="287" meta:row-count="2" meta:non-whitespace-character-count="249"/>
  </office:meta>
</office:document-meta>
</file>